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Contents" style:list-style-name="L5"/>
    <style:style style:name="P7" style:family="paragraph" style:parent-style-name="Table_20_Contents" style:list-style-name="L6"/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 del caso:</text:p>
          </table:table-cell>
          <table:table-cell table:style-name="Contrato.B1" office:value-type="string">
            <text:p text:style-name="Text_20_body">Consulta Estadistica</text:p>
          </table:table-cell>
        </table:table-row>
        <table:table-row>
          <table:table-cell table:style-name="Contrato.A2" office:value-type="string">
            <text:p text:style-name="P1">Resumen:</text:p>
          </table:table-cell>
          <table:table-cell table:style-name="Contrato.B2" office:value-type="string">
            <text:p text:style-name="Table_20_Contents">Muestra al usuario una serie de estadísticas predefinidas sobre la venta de elementos.</text:p>
          </table:table-cell>
        </table:table-row>
        <table:table-row>
          <table:table-cell table:style-name="Contrato.A2" office:value-type="string">
            <text:p text:style-name="P1">Dependencia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Actores:</text:p>
          </table:table-cell>
          <table:table-cell table:style-name="Contrato.B2" office:value-type="string">
            <text:p text:style-name="Table_20_Contents">Metre, Jefe de Cocina</text:p>
          </table:table-cell>
        </table:table-row>
        <table:table-row>
          <table:table-cell table:style-name="Contrato.A2" office:value-type="string">
            <text:p text:style-name="P1">Precondi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Postcondi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Curso normal:</text:p>
          </table:table-cell>
          <table:table-cell table:style-name="Contrato.B2" office:value-type="string">
            <text:list xml:id="list34493153" text:style-name="L1">
              <text:list-item>
                <text:p text:style-name="P2">El actor inicia el caso de uso.</text:p>
              </text:list-item>
              <text:list-item>
                <text:p text:style-name="P2">El sistema da a elegir una serie de estadísticas predefinidas.</text:p>
              </text:list-item>
              <text:list-item>
                <text:p text:style-name="P2">El actor elige la estadística que desea ver.</text:p>
              </text:list-item>
              <text:list-item>
                <text:p text:style-name="P2">El sistema muestra un cuadro con la información solicitada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s alternativos:</text:p>
          </table:table-cell>
          <table:table-cell table:style-name="Contrato.B2" office:value-type="string">
            <text:p text:style-name="Table_20_Contents"><text:s text:c="7"/>3a. El actor cancela la acción. Se termina el caso de uso.</text:p>
          </table:table-cell>
        </table:table-row>
        <table:table-row>
          <table:table-cell table:style-name="Contrato.A2" office:value-type="string">
            <text:p text:style-name="P1">Observa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10" office:value-type="string">
            <text:p text:style-name="P1">Requisitos no funcionales específicos:</text:p>
          </table:table-cell>
          <table:table-cell table:style-name="Contrato.B10" office:value-type="string">
            <text:p text:style-name="Table_20_Contents">- En la información mostrada, debería incluirse una gráfica.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 del caso:</text:p>
          </table:table-cell>
          <table:table-cell table:style-name="Tabla2.B1" office:value-type="string">
            <text:p text:style-name="Text_20_body">Cambia Estado Bebida</text:p>
          </table:table-cell>
        </table:table-row>
        <table:table-row>
          <table:table-cell table:style-name="Tabla2.A2" office:value-type="string">
            <text:p text:style-name="P1">Resumen:</text:p>
          </table:table-cell>
          <table:table-cell table:style-name="Tabla2.B2" office:value-type="string">
            <text:p text:style-name="Table_20_Contents">Este caso de uso permite al metre cambiar el estado de la siguiente bebida de la cola de bebidas no atendidas.</text:p>
          </table:table-cell>
        </table:table-row>
        <table:table-row>
          <table:table-cell table:style-name="Tabla2.A2" office:value-type="string">
            <text:p text:style-name="P1">Dependencias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Table_20_Contents">Metre.</text:p>
          </table:table-cell>
        </table:table-row>
        <table:table-row>
          <table:table-cell table:style-name="Tabla2.A2" office:value-type="string">
            <text:p text:style-name="P1">Precondiciones:</text:p>
          </table:table-cell>
          <table:table-cell table:style-name="Tabla2.B2" office:value-type="string">
            <text:list xml:id="list34505332" text:style-name="L2">
              <text:list-item>
                <text:p text:style-name="P3">Existe alguna bebida en la cola de bebidas no atendidas.</text:p>
              </text:list-item>
            </text:list>
          </table:table-cell>
        </table:table-row>
        <table:table-row>
          <table:table-cell table:style-name="Tabla2.A2" office:value-type="string">
            <text:p text:style-name="P1">Postcondiciones:</text:p>
          </table:table-cell>
          <table:table-cell table:style-name="Tabla2.B2" office:value-type="string">
            <text:list xml:id="list34492842" text:style-name="L3">
              <text:list-item>
                <text:p text:style-name="P4">Se cambió el estado de una bebida.</text:p>
              </text:list-item>
            </text:list>
          </table:table-cell>
        </table:table-row>
        <table:table-row>
          <table:table-cell table:style-name="Tabla2.A2" office:value-type="string">
            <text:p text:style-name="P1">Curso normal:</text:p>
          </table:table-cell>
          <table:table-cell table:style-name="Tabla2.B2" office:value-type="string">
            <text:list xml:id="list34513323" text:style-name="L4">
              <text:list-item>
                <text:p text:style-name="P5">El metre selecciona una bebida del siguiente pedido de la cola de bebidas no atendidas.</text:p>
              </text:list-item>
              <text:list-item>
                <text:p text:style-name="P5">El sistema cambia el estado de la bebida a “Preparado”</text:p>
                <text:list>
                  <text:list-item>
                    <text:p text:style-name="P5">Si la bebida era la última que quedaba del pedido por cambiar de estado, el sistema pide confirmación al usuario para cerrar el pedido de bebidas.</text:p>
                  </text:list-item>
                  <text:list-item>
                    <text:p text:style-name="P5">El usuario confirma que ha finalizado el servicio del pedido.</text:p>
                  </text:list-item>
                  <text:list-item>
                    <text:p text:style-name="P5">El sistema cierra el pedido y lo elimina de la cola de pedidos con bebidas por atender.</text:p>
                  </text:list-item>
                </text:list>
              </text:list-item>
            </text:list>
          </table:table-cell>
        </table:table-row>
        <table:table-row>
          <table:table-cell table:style-name="Tabla2.A2" office:value-type="string">
            <text:p text:style-name="P1">Cursos <text:soft-page-break/>alternativos:</text:p>
          </table:table-cell>
          <table:table-cell table:style-name="Tabla2.B2" office:value-type="string">
            <text:p text:style-name="Table_20_Contents"><text:tab/>2.2a El usuario cancela que ha finalizado el servicio del pedido.</text:p>
            <text:p text:style-name="Table_20_Contents"><text:tab/>2.3a El sistema cambia el estado de la última bebida modificada a “En <text:soft-page-break/>cola”.</text:p>
          </table:table-cell>
        </table:table-row>
        <table:table-row>
          <table:table-cell table:style-name="Tabla2.A2" office:value-type="string">
            <text:p text:style-name="P1">Observaciones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0" office:value-type="string">
            <text:p text:style-name="P1">Requisitos no funcionales específicos:</text:p>
          </table:table-cell>
          <table:table-cell table:style-name="Tabla2.B10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 del caso:</text:p>
          </table:table-cell>
          <table:table-cell table:style-name="Tabla1.B1" office:value-type="string">
            <text:p text:style-name="Text_20_body">Cambia Estado Plato</text:p>
          </table:table-cell>
        </table:table-row>
        <table:table-row>
          <table:table-cell table:style-name="Tabla1.A2" office:value-type="string">
            <text:p text:style-name="P1">Resumen:</text:p>
          </table:table-cell>
          <table:table-cell table:style-name="Tabla1.B2" office:value-type="string">
            <text:p text:style-name="Table_20_Contents">Este caso de uso permite al jefe de cocina modificar el estado del siguiente plato de la cola de platos no atendidos, o bien el estado de un plato cualquiera <text:s/>de la lista de platos en preparación.</text:p>
          </table:table-cell>
        </table:table-row>
        <table:table-row>
          <table:table-cell table:style-name="Tabla1.A2" office:value-type="string">
            <text:p text:style-name="P1">Dependenci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Actores:</text:p>
          </table:table-cell>
          <table:table-cell table:style-name="Tabla1.B2" office:value-type="string">
            <text:p text:style-name="Table_20_Contents">Jefe de cocina.</text:p>
          </table:table-cell>
        </table:table-row>
        <table:table-row>
          <table:table-cell table:style-name="Tabla1.A2" office:value-type="string">
            <text:p text:style-name="P1">Precondiciones:</text:p>
          </table:table-cell>
          <table:table-cell table:style-name="Tabla1.B2" office:value-type="string">
            <text:list xml:id="list34517616" text:style-name="L5">
              <text:list-item>
                <text:p text:style-name="P6">Existe algún plato, en la cola de platos no atendidos o en la lista de platos en preparación.</text:p>
              </text:list-item>
            </text:list>
          </table:table-cell>
        </table:table-row>
        <table:table-row>
          <table:table-cell table:style-name="Tabla1.A2" office:value-type="string">
            <text:p text:style-name="P1">Postcondiciones:</text:p>
          </table:table-cell>
          <table:table-cell table:style-name="Tabla1.B2" office:value-type="string">
            <text:list xml:id="list34508990" text:style-name="L6">
              <text:list-item>
                <text:p text:style-name="P7">Se cambió el estado de un plato.</text:p>
              </text:list-item>
            </text:list>
          </table:table-cell>
        </table:table-row>
        <table:table-row>
          <table:table-cell table:style-name="Tabla1.A2" office:value-type="string">
            <text:p text:style-name="P1">Curso normal:</text:p>
          </table:table-cell>
          <table:table-cell table:style-name="Tabla1.B2" office:value-type="string">
            <text:list xml:id="list34565405" text:continue-list="list34513323" text:style-name="L4">
              <text:list-item text:start-value="1">
                <text:p text:style-name="P5">El usuario selecciona un plato del siguiente pedido.</text:p>
              </text:list-item>
              <text:list-item>
                <text:p text:style-name="P5">Si el plato se encuentra en estado “En cola”, el sistema cambia su estado a “Preparándose”.</text:p>
                <text:list>
                  <text:list-item>
                    <text:p text:style-name="P5">Si el plato era el último que quedaba del pedido por cambiar de estado, el sistema cambia el pedido a la cola de pedidos preparándose.</text:p>
                  </text:list-item>
                </text:list>
              </text:list-item>
              <text:list-item>
                <text:p text:style-name="P5">Si el plato se encuentra en estado “Preparándose”, el sistema cambia su estado a “Preparado”.</text:p>
                <text:list>
                  <text:list-item>
                    <text:p text:style-name="P5">Si el plato era el último que quedaba del pedido por cambiar de estado, el sistema pide confirmación al usuario para cerrar el pedido.</text:p>
                  </text:list-item>
                  <text:list-item>
                    <text:p text:style-name="P5">El usuario confirma la acción.</text:p>
                  </text:list-item>
                  <text:list-item>
                    <text:p text:style-name="P5">El sistema cierra el pedido y lo borra de la cola de pedidos.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1">Cursos alternativos:</text:p>
          </table:table-cell>
          <table:table-cell table:style-name="Tabla1.B2" office:value-type="string">
            <text:p text:style-name="Table_20_Contents"><text:tab/>3.2a El usuario cancela la acción.</text:p>
            <text:p text:style-name="Table_20_Contents"><text:tab/>3.3a El sistema cambia el estado del último plato modificado a “Preparándose”.</text:p>
          </table:table-cell>
        </table:table-row>
        <table:table-row>
          <table:table-cell table:style-name="Tabla1.A2" office:value-type="string">
            <text:p text:style-name="P1">Observaciones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0" office:value-type="string">
            <text:p text:style-name="P1">Requisitos no funcionales específicos:</text:p>
          </table:table-cell>
          <table:table-cell table:style-name="Tabla1.B10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0T19:25:10.82</meta:creation-date>
    <meta:generator>OpenOffice.org/3.1$Win32 OpenOffice.org_project/310m11$Build-9399</meta:generator>
    <meta:editing-duration>PT06H09M58S</meta:editing-duration>
    <meta:editing-cycles>18</meta:editing-cycles>
    <meta:initial-creator>Sergio Rodriguez Lumley</meta:initial-creator>
    <dc:date>2010-04-15T14:46:07.63</dc:date>
    <dc:creator>Sergio Rodriguez Lumley</dc:creator>
    <meta:document-statistic meta:table-count="3" meta:image-count="0" meta:object-count="0" meta:page-count="2" meta:paragraph-count="65" meta:word-count="489" meta:character-count="2863"/>
  </office:meta>
</office:document-meta>
</file>